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nalPipelineDescription.InternalPipelineDescription( Processor processor , ServiceManager manager , ProcessingPipeline pipe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rnalPipelineDescription.relea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